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French, 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E. F. Veneziani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ugust 22, 1888</text:p>
      <text:p text:style-name="P4">Month<text:tab/><text:tab/><text:tab/><text:tab/><text:tab/><text:tab/>August</text:p>
      <text:p text:style-name="P4">Year<text:tab/><text:tab/><text:tab/><text:tab/><text:tab/><text:tab/>1888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6</text:p>
      <text:p text:style-name="P4">Number of Sheets<text:tab/><text:tab/><text:tab/><text:tab/>4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Pages 5 and 6 are a typewritten translation of the original manuscript.</text:p>
      <text:p text:style-name="P4"/>
      <text:p text:style-name="P4">Also available in AJA Microfilm, Reel #207, and a photocopy in Box 19, FF 6.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Philadelphie 22 Ao<text:span text:style-name="T1">û</text:span><text:span text:style-name="T3">t 1888/</text:span></text:p>
      <text:p text:style-name="P5">Un Chevalier Monsieur E. F. Veneziani/ Paris/</text:p>
      <text:p text:style-name="P2"><text:span text:style-name="T3">Mon ch</text:span><text:span text:style-name="T1">è</text:span><text:span text:style-name="T3">r Ami/</text:span></text:p>
      <text:p text:style-name="P2"><text:span text:style-name="T3"><text:tab/>Apr</text:span><text:span text:style-name="T1">è</text:span><text:span text:style-name="T3">s avoir fait des rech</text:span><text:span text:style-name="T1">è</text:span><text:span text:style-name="T3">rches Je/ puis te dire que, selon un pens</text:span><text:span text:style-name="T1">è</text:span><text:span text:style-name="T3">e, la colo-/-nie </text:span><text:span text:style-name="T4">Carmel</text:span><text:span text:style-name="T5">, autrefois </text:span><text:span text:style-name="T4">Beaver Dam</text:span><text:span text:style-name="T5">, </text:span><text:span text:style-name="T2">è</text:span><text:span text:style-name="T5">tablie/ en 1882 par le fin Michael Heilprin--/ l'ami d</text:span><text:span text:style-name="T2">é</text:span><text:span text:style-name="T5">vou</text:span><text:span text:style-name="T2">é</text:span><text:span text:style-name="T5"> des r</text:span><text:span text:style-name="T2">è</text:span><text:span text:style-name="T5">fugi</text:span><text:span text:style-name="T2">é</text:span><text:span text:style-name="T5">s de la Russie--aura/ </text:span><text:span text:style-name="T2">à</text:span><text:span text:style-name="T5"> la fin un bon succes [?] l'autre dans/ New Jersey applici </text:span><text:span text:style-name="T4">Alliance</text:span><text:span text:style-name="T5">, si l'on v</text:span><text:span text:style-name="T2">àu</text:span><text:span text:style-name="T5">dra/ a son aide. <text:s/>L' entourage/ </text:span><text:span text:style-name="T2">è</text:span><text:span text:style-name="T5">tant plut</text:span><text:span text:style-name="T2">ô</text:span><text:span text:style-name="T5">t sauvage et le terrain [?],/ en y rencontre toujours des difficult</text:span><text:span text:style-name="T2">è</text:span><text:span text:style-name="T5">s; mais/ l'industrie a deja a [?], et elle/ [?] plus encore. <text:s/>Risque 1200/ </text:span><text:span text:style-name="T4">weres</text:span><text:span text:style-name="T5"> ont et</text:span><text:span text:style-name="T2">è</text:span><text:span text:style-name="T5"> achet</text:span><text:span text:style-name="T2">è</text:span><text:span text:style-name="T5"> de temps en temps, prin-/cipalement d'an M. Miller, qui est/ le proprietaire de cette contrie d</text:span><text:span text:style-name="T2">è</text:span><text:span text:style-name="T5">puis plu-/-sieurs annes. <text:s/>La somme/</text:span></text:p>
      <text:p text:style-name="P6"/>
      <text:p text:style-name="P6">[Page 2]</text:p>
      <text:p text:style-name="P2"><text:span text:style-name="T5">due a celui </text:span><text:span text:style-name="T2">è</text:span><text:span text:style-name="T5">n est au dessus de 25000/ francs. <text:s/>Un pen plus que </text:span><text:span text:style-name="T2">ç</text:span><text:span text:style-name="T5">a,/ donnerait le moyen d'acheter des ch</text:span><text:span text:style-name="T2">è</text:span><text:span text:style-name="T5">-/-vaux et des vaches dont et y en a un/ grand besoin. <text:s/>[?] la colonie/ pourrait aussi te soucier alors tout </text:span><text:span text:style-name="T2">à</text:span><text:span text:style-name="T5"> fait du/ terrain au lien de coudre sur les machines/ pour gagner la ire et payer le proprietaire./ <text:s/>Les $5000 sont dues presque tous </text:span><text:span text:style-name="T2">à</text:span><text:span text:style-name="T5"> ce/ M Miller qui charge 6%. <text:s/>Les/ maisons se trouvent dans la </text:span><text:soft-page-break/><text:span text:style-name="T5">m</text:span><text:span text:style-name="T2">è</text:span><text:span text:style-name="T5">me place/ o</text:span><text:span text:style-name="T2">ù</text:span><text:span text:style-name="T5"> demeurent les refugi</text:span><text:span text:style-name="T2">é</text:span><text:span text:style-name="T5">s. <text:s/>Chacune/ coute plus ou moins $550. <text:s/>Elles sont/ de bois [?], et generalement [?]/ quatre chambres. <text:s/>L'argent/ pour le batir vient des societ</text:span><text:span text:style-name="T2">è</text:span><text:span text:style-name="T5">s (Building/ Associations) </text:span><text:span text:style-name="T5">Les membres empruntent 200, ou/ 300 ou 400 dollars, qu'ils paient </text:span><text:span text:style-name="T2">à</text:span><text:span text:style-name="T5"> term/ de 2 ou 3 ou 4 dollars par mois, pis que que/ tout soi pay</text:span><text:span text:style-name="T2">é</text:span><text:span text:style-name="T5"> sans aucun inter</text:span><text:span text:style-name="T2">è</text:span><text:span text:style-name="T5">t. <text:s/>Il y/ en a parmi les refugi</text:span><text:span text:style-name="T2">è</text:span><text:span text:style-name="T5">s que louent des/ maisons de Mr Miller, mais elles/</text:span></text:p>
      <text:p text:style-name="P6"/>
      <text:p text:style-name="P6">[Page 3]</text:p>
      <text:p text:style-name="P2"><text:span text:style-name="T5">sont generalement tr</text:span><text:span text:style-name="T2">è</text:span><text:span text:style-name="T5">s mauvaiser, et l'an/ [?] que des familles avec beaucoup des/ enfans prevent y vivr</text:span><text:span text:style-name="T2">è</text:span><text:span text:style-name="T5">./</text:span></text:p>
      <text:p text:style-name="P2"><text:span text:style-name="T5">J'ai des renseignement compl</text:span><text:span text:style-name="T2">è</text:span><text:span text:style-name="T5">ts du nombre/ de tous le persons qui </text:span><text:span text:style-name="T6">sont</text:span><text:span text:style-name="T5"> se trouvent/ dans la colonie, et aussi de l'</text:span><text:span text:style-name="T2">è</text:span><text:span text:style-name="T5">poque/ qu'ils sont arriv</text:span><text:span text:style-name="T2">é</text:span><text:span text:style-name="T5">s; de tout a qu'ils doc</text:span><text:span text:style-name="T2">è</text:span><text:span text:style-name="T5">nt,/ de ce dont ils ent besoin etc. etc./</text:span></text:p>
      <text:p text:style-name="P2"><text:span text:style-name="T5">Je puis t'envoyer tous les documents que/ je possede, si tu le veux. <text:s/>Cependant on </text:span><text:span text:style-name="T2">é</text:span><text:span text:style-name="T5">crit dans les journaux hebrew-Ame-/ricains que Monsieur le Baron et Madame/ la Baroness [?]. <text:s/></text:span><text:span text:style-name="T6">Da</text:span><text:span text:style-name="T5"> En ce cas les/ philanthropes pourions visiter la colonie et [?]/ eux m</text:span><text:span text:style-name="T2">è</text:span><text:span text:style-name="T5">me de tous les ai instances./</text:span></text:p>
      <text:p text:style-name="P2"><text:span text:style-name="T5"><text:tab/>Je ne saurais t'expliquer pourquoi/ ces gens la ont </text:span><text:span text:style-name="T2">é</text:span><text:span text:style-name="T5">cris le memorial en hebrew/ et dans un rouleau. <text:s/>Les une l'ont porti/ chez moi, et m'ont pri</text:span><text:span text:style-name="T2">é</text:span><text:span text:style-name="T5"> d'y mettre/ ma signature, et d'encre aussi deux/</text:span></text:p>
      <text:p text:style-name="P6"/>
      <text:p text:style-name="P6">[Page 4]</text:p>
      <text:p text:style-name="P2"><text:span text:style-name="T5">ou tros lignes; et moi que Je con-/-naissai l'amour que mon ami honor</text:span><text:span text:style-name="T2">è</text:span><text:span text:style-name="T5"> M/ Heilprin [?] pour la colonie Carmel,/ ai consenti. <text:s/>Tou ami devou</text:span><text:span text:style-name="T2">è</text:span><text:span text:style-name="T5">/ Morais/</text:span></text:p>
      <text:p text:style-name="P6"/>
      <text:p text:style-name="P6">PS./</text:p>
      <text:p text:style-name="P2"><text:span text:style-name="T5"><text:tab/>Je te prie de corriger les fautes avant/ de montrer ma lettre. <text:s/>Depuis 43/ ans je ne parle que l'anglais seulement;/ et je n'ai pas la chance d'ecriri le/ fran</text:span><text:span text:style-name="T2">ç</text:span><text:span text:style-name="T5">ais presque [?]/ S. M./</text:span></text:p>
      <text:p text:style-name="P6"/>
      <text:p text:style-name="P6">[Page 5]</text:p>
      <text:p text:style-name="P6">August 22 1888. <text:s/>E. F. Veneziani./</text:p>
      <text:p text:style-name="P6">My derar[sic!] friend,/</text:p>
      <text:p text:style-name="P2"><text:span text:style-name="T5"><text:tab/>After having investigated I can tell you that according to my/ mind the colony Carmel, formerly Beaver Dam, established in 1882 by/ Michael Heilprin, devoted friend of the Russian refugees, will finally/ be as successful as the other in New Jersey called Alliance, if it is/ helped. <text:s/>The surroundings being rather wild and the soil hard they have/ always encountered difficulties, but industry has already achievd[sic!] a lot/ and they promise still more. <text:s/>Almost 1200 acres have been bought from/ time to time, principally fyom[sic!] a Mr Miller who has been the landlord of/ this section for several years. <text:s/>The amount owing to him is about/ 25,000 francs. <text:s/>A little more than that would give them themeans[sic!] to/ buy some horses and cows which they need badly. <text:s/>The whole colony would/ then be able only to look after the soil instead of having to do/ machine sewing to earn the money to pay the landlord. <text:s/>The $5000/ are almost all owing to this Mr. Miller who charges 6%. <text:s/>The houses are/ in the same place where the refugees live. <text:s/>Each costs more or less/ $550. <text:s/>They are of wood plastered and generally have four rooms. <text:s/>The/ money to build them comes from Societies (Building Associations)/ The members borrow 2 or 3 or 400 dollars, which they pay at the rate/ of 2 or 3 or 4 dollars a month without any interest, almost all have/ payed. <text:s/>There are those of the refugees who rent houses from Mr/ Miller, but they are generally very bad, and one is astonished that/ families with many children can live in them. <text:s/>I have complete/ information of the number of people in the colony, also the time they/ arrived, what they owe and what they need. <text:s/>I can send you all the/ documents I have if you wish. <text:s/>However they say in the American/ Hebrew papers that M. le Baron and Madame (de </text:span><text:span text:style-name="T6">Hirsh</text:span><text:span text:style-name="T5">) are coming here/ In that case the philanthropists could visit the colony and judge for/</text:span></text:p>
      <text:p text:style-name="P6"/>
      <text:p text:style-name="P6">[Page 6]</text:p>
      <text:p text:style-name="P6"><text:soft-page-break/>themselves all the circumstances./</text:p>
      <text:p text:style-name="P2"><text:span text:style-name="T5"><text:tab/>I do not know how to explain why those people wrote the memorial/ in Hebrew and on a scroll. <text:s/></text:span><text:span text:style-name="T5">They brought it to me to my house and/ begged me t[sic!] put my signature to it and to write a few lines. and I/ who knew the love that my honored friend Mr Heilprin had for the/ Carmel colony consented./ <text:s/>Your devoted friend/ Morais/</text:span></text:p>
      <text:p text:style-name="P6"/>
      <text:p text:style-name="P6">P. S. I beg you to correct the mistakes before showing my letter./ <text:s/>For 43 years I have only spoken English, I have almost no/ opportunity to write French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8T12:09:22.77</meta:creation-date>
    <dc:date>2012-03-19T13:05:38.03</dc:date>
    <dc:creator>Penn Libraries</dc:creator>
    <meta:editing-duration>PT00H08M06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4" meta:paragraph-count="86" meta:word-count="1121" meta:character-count="6626"/>
  </office:meta>
</office:document-meta>
</file>